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paragraph-rsid="001b4ed3" style:font-size-asian="15pt" style:font-size-complex="15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8pt" officeooo:rsid="001b0b20" officeooo:paragraph-rsid="001b0b20" style:font-size-asian="18pt" style:font-size-complex="18pt"/>
    </style:style>
    <style:style style:name="T1" style:family="text">
      <style:text-properties officeooo:rsid="001b4e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formatica Giuridica <text:s text:c="44"/>Frasca Manuel</text:p>
      <text:p text:style-name="P3"/>
      <text:p text:style-name="P3">L'accesso ad internet è un diritto fondamentale?</text:p>
      <text:p text:style-name="Standard"/>
      <text:p text:style-name="Standard"/>
      <text:p text:style-name="P1">L'accesso a Internet è diventato sempre più importante per la partecipazione alla società moderna, inclusa l'educazione, il lavoro, la comunicazione e l'accesso alle informazioni. Tuttavia, non esiste ancora un consenso universale sulla questione se l'accesso a Internet sia un diritto fondamentale.</text:p>
      <text:p text:style-name="P1"/>
      <text:p text:style-name="P1">Alcuni sostengono che l'accesso a Internet dovrebbe essere considerato un diritto fondamentale, in quanto è necessario per la partecipazione piena alla società moderna e alla realizzazione di altri diritti fondamentali come la libertà di espressione, la libertà di informazione e l'accesso all'istruzione.</text:p>
      <text:p text:style-name="P1"/>
      <text:p text:style-name="P1">Altri ritengono che l'accesso a Internet non sia un diritto fondamentale, ma piuttosto una risorsa o un servizio pubblico che può essere fornito o regolamentato dallo Stato o da altre entità.</text:p>
      <text:p text:style-name="P1"/>
      <text:p text:style-name="P1">In generale, la questione se l'accesso a Internet sia un diritto fondamentale dipende dal contesto sociale, politico ed economico di ogni paese. Tuttavia, molti organismi internazionali come l'ONU e l'Unione europea hanno sottolineato l'importanza dell'accesso a Internet come strumento di sviluppo e hanno promosso politiche per garantire l'accesso a Internet a tutti.</text:p>
      <text:p text:style-name="P1"/>
      <text:p text:style-name="P2">Ad esempio, la Costituzione della Finlandia del 2009 ha sancito l'accesso a Internet come un diritto fondamentale, affermando che "tutti hanno il diritto di accedere alle informazioni e di comunicare attraverso la rete". Anche altri paesi come l'Estonia, la Francia, la Spagna e la Grecia hanno riconosciuto l'importanza dell'accesso a Internet come diritto fondamentale o diritto umano.</text:p>
      <text:p text:style-name="P1"/>
      <text:p text:style-name="P1">Ci sono diverse convenzioni internazionali che si occupano dell'accesso a Internet come diritto umano o diritto fondamentale. Tra queste si possono citare:</text:p>
      <text:p text:style-name="P1"/>
      <text:p text:style-name="P1">1. La Dichiarazione universale dei diritti umani (DUDU), adottata dall'Assemblea generale delle Nazioni Unite nel 1948, sancisce il diritto alla libertà di pensiero, di coscienza e di espressione, tra cui la libertà di cercare, ricevere e diffondere informazioni e idee attraverso qualsiasi mezzo di comunicazione.</text:p>
      <text:p text:style-name="P1"/>
      <text:p text:style-name="P1"><text:soft-page-break/>2. Il Patto internazionale sui diritti civili e politici (PIDCP), adottato dalle Nazioni Unite nel 1966, riconosce il diritto alla libertà di espressione, che include il diritto di cercare, ricevere e diffondere informazioni e idee attraverso qualsiasi mezzo di comunicazione.</text:p>
      <text:p text:style-name="P1"/>
      <text:p text:style-name="P1">3. La Convenzione internazionale sui diritti delle persone con disabilità (CIDPD), adottata dall'Assemblea generale delle Nazioni Unite nel 2006, riconosce il diritto delle persone con disabilità all'accesso alle tecnologie dell'informazione e della comunicazione, tra cui Internet.</text:p>
      <text:p text:style-name="P1"/>
      <text:p text:style-name="P1">4. La Risoluzione del Consiglio dei diritti umani delle Nazioni Unite del 2016, che afferma che l'accesso a Internet è un diritto umano fondamentale e invita gli Stati membri ad adottare misure per garantire l'accesso a Internet a tutti.</text:p>
      <text:p text:style-name="P1"/>
      <text:p text:style-name="P1">5. La Convenzione di Faro sul valore del patrimonio culturale per la società, adottata dal Consiglio d'Europa nel 2019, riconosce l'importanza dell'accesso all'informazione e alla conoscenza per la partecipazione alla vita culturale della società e promuove l'uso delle tecnologie dell'informazione e della comunicazione per la valorizzazione del patrimonio culturale.</text:p>
      <text:p text:style-name="P1"/>
      <text:p text:style-name="P1">Tuttavia, non tutti i paesi hanno ratificato queste convenzioni internazionali e non tutti i paesi che le hanno ratificate considerano l'accesso a Internet come un diritto fondamentale. <text:span text:style-name="T1">Ci sono addirittura paesi che limitano o censurano l’accesso a Internet ai loro cittadini.</text:span></text:p>
      <text:p text:style-name="P1"/>
      <text:p text:style-name="P1">Ad esempio, la Cina ha imposto una serie di restrizioni sull'accesso a Internet, come il Great Firewall, un sistema di filtraggio che blocca l'accesso a siti web ritenuti inappropriati dal governo cinese. La Corea del Nord limita l'accesso a Internet ai soli cittadini privilegiati e controlla strettamente l'uso di Internet. L'Iran ha una politica di censura su Internet che blocca l'accesso a siti web considerati politicamente o moralmente inaccettabili dal governo.</text:p>
      <text:p text:style-name="P1"/>
      <text:p text:style-name="P1">Anche alcuni paesi democratici hanno limitato l'accesso a Internet in alcuni casi, ad esempio durante periodi di instabilità politica o di emergenza nazionale. Ad esempio, l'India ha bloccato l'accesso a Internet nella regione del Kashmir per diversi mesi nel 2019 a seguito di proteste e instabilità politica.</text:p>
      <text:p text:style-name="P1"/>
      <text:p text:style-name="P1">La censura di Internet e la limitazione dell'accesso a Internet sono preoccupazioni crescenti per i diritti umani a livello globale, poiché limitano la libertà di espressione, la libertà di informazione e il diritto all'istruzione e all'accesso alle conoscenze. L'Organizzazione delle Nazioni Unite ha riconosciuto la libertà di espressione e la libertà di accesso all'informazione <text:soft-page-break/>come diritti umani fondamentali, e ha stabilito che le restrizioni sull'accesso a Internet possono costituire una violazione di questi diritt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09:57:33.686278851</meta:creation-date>
    <dc:date>2023-04-25T10:57:36.530552555</dc:date>
    <meta:editing-duration>PT1M34S</meta:editing-duration>
    <meta:editing-cycles>1</meta:editing-cycles>
    <meta:document-statistic meta:table-count="0" meta:image-count="0" meta:object-count="0" meta:page-count="3" meta:paragraph-count="17" meta:word-count="698" meta:character-count="4890" meta:non-whitespace-character-count="4165"/>
    <meta:generator>LibreOffice/7.3.7.2$Linux_X86_64 LibreOffice_project/30$Build-2</meta:generator>
  </office:meta>
</office:document-meta>
</file>